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3728" calcext:value-type="float">
            <text:p>58.7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0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428" calcext:value-type="float">
            <text:p>53.2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502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